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96" style:family="table-column">
      <style:table-column-properties fo:break-before="auto" style:column-width="241.54pt"/>
    </style:style>
    <style:style style:name="co97" style:family="table-column">
      <style:table-column-properties fo:break-before="auto" style:column-width="213.56pt"/>
    </style:style>
    <style:style style:name="co98" style:family="table-column">
      <style:table-column-properties fo:break-before="auto" style:column-width="46.29pt"/>
    </style:style>
    <style:style style:name="co99" style:family="table-column">
      <style:table-column-properties fo:break-before="auto" style:column-width="260.39pt"/>
    </style:style>
    <style:style style:name="co100" style:family="table-column">
      <style:table-column-properties fo:break-before="auto" style:column-width="53.55pt"/>
    </style:style>
    <style:style style:name="co101" style:family="table-column">
      <style:table-column-properties fo:break-before="auto" style:column-width="273.74pt"/>
    </style:style>
    <style:style style:name="co102" style:family="table-column">
      <style:table-column-properties fo:break-before="auto" style:column-width="48.1pt"/>
    </style:style>
    <style:style style:name="co103" style:family="table-column">
      <style:table-column-properties fo:break-before="auto" style:column-width="256.25pt"/>
    </style:style>
    <style:style style:name="co104" style:family="table-column">
      <style:table-column-properties fo:break-before="auto" style:column-width="47.2pt"/>
    </style:style>
    <style:style style:name="co105" style:family="table-column">
      <style:table-column-properties fo:break-before="auto" style:column-width="338.74pt"/>
    </style:style>
    <style:style style:name="co106" style:family="table-column">
      <style:table-column-properties fo:break-before="auto" style:column-width="57.2pt"/>
    </style:style>
    <style:style style:name="co118" style:family="table-column">
      <style:table-column-properties fo:break-before="auto" style:column-width="356.91pt"/>
    </style:style>
    <style:style style:name="co119" style:family="table-column">
      <style:table-column-properties fo:break-before="auto" style:column-width="349.65pt"/>
    </style:style>
    <style:style style:name="co120" style:family="table-column">
      <style:table-column-properties fo:break-before="auto" style:column-width="49.01pt"/>
    </style:style>
    <style:style style:name="co121" style:family="table-column">
      <style:table-column-properties fo:break-before="auto" style:column-width="330.55pt"/>
    </style:style>
    <style:style style:name="co122" style:family="table-column">
      <style:table-column-properties fo:break-before="auto" style:column-width="56.3pt"/>
    </style:style>
    <style:style style:name="co123" style:family="table-column">
      <style:table-column-properties fo:break-before="auto" style:column-width="257.3pt"/>
    </style:style>
    <style:style style:name="co124" style:family="table-column">
      <style:table-column-properties fo:break-before="auto" style:column-width="261.64pt"/>
    </style:style>
    <style:style style:name="co125" style:family="table-column">
      <style:table-column-properties fo:break-before="auto" style:column-width="253.45pt"/>
    </style:style>
    <style:style style:name="co126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314.96pt"/>
    </style:style>
    <style:style style:name="co108" style:family="table-column">
      <style:table-column-properties fo:break-before="auto" style:column-width="163.64pt"/>
    </style:style>
    <style:style style:name="co109" style:family="table-column">
      <style:table-column-properties fo:break-before="auto" style:column-width="191.4pt"/>
    </style:style>
    <style:style style:name="co110" style:family="table-column">
      <style:table-column-properties fo:break-before="auto" style:column-width="204.8pt"/>
    </style:style>
    <style:style style:name="co111" style:family="table-column">
      <style:table-column-properties fo:break-before="auto" style:column-width="157.44pt"/>
    </style:style>
    <style:style style:name="co112" style:family="table-column">
      <style:table-column-properties fo:break-before="auto" style:column-width="143.04pt"/>
    </style:style>
    <style:style style:name="co113" style:family="table-column">
      <style:table-column-properties fo:break-before="auto" style:column-width="167.75pt"/>
    </style:style>
    <style:style style:name="co114" style:family="table-column">
      <style:table-column-properties fo:break-before="auto" style:column-width="168.8pt"/>
    </style:style>
    <style:style style:name="co115" style:family="table-column">
      <style:table-column-properties fo:break-before="auto" style:column-width="155.4pt"/>
    </style:style>
    <style:style style:name="co116" style:family="table-column">
      <style:table-column-properties fo:break-before="auto" style:column-width="223.34pt"/>
    </style:style>
    <style:style style:name="co117" style:family="table-column">
      <style:table-column-properties fo:break-before="auto" style:column-width="173.96pt"/>
    </style:style>
    <style:style style:name="co127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128.35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74.1pt"/>
    </style:style>
    <style:style style:name="co83" style:family="table-column">
      <style:table-column-properties fo:break-before="auto" style:column-width="82.29pt"/>
    </style:style>
    <style:style style:name="co84" style:family="table-column">
      <style:table-column-properties fo:break-before="auto" style:column-width="68.94pt"/>
    </style:style>
    <style:style style:name="co85" style:family="table-column">
      <style:table-column-properties fo:break-before="auto" style:column-width="64.8pt"/>
    </style:style>
    <style:style style:name="co86" style:family="table-column">
      <style:table-column-properties fo:break-before="auto" style:column-width="94.65pt"/>
    </style:style>
    <style:style style:name="co87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6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8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6" table:default-cell-style-name="ce77"/>
        <table:table-column table:style-name="co97" table:default-cell-style-name="ce77"/>
        <table:table-column table:style-name="co98" table:default-cell-style-name="ce77"/>
        <table:table-column table:style-name="co99" table:default-cell-style-name="ce77"/>
        <table:table-column table:style-name="co100" table:default-cell-style-name="ce77"/>
        <table:table-column table:style-name="co101" table:default-cell-style-name="ce77"/>
        <table:table-column table:style-name="co102" table:default-cell-style-name="ce77"/>
        <table:table-column table:style-name="co99" table:default-cell-style-name="ce77"/>
        <table:table-column table:style-name="co98" table:default-cell-style-name="ce77"/>
        <table:table-column table:style-name="co103" table:default-cell-style-name="ce77"/>
        <table:table-column table:style-name="co104" table:default-cell-style-name="ce77"/>
        <table:table-column table:style-name="co105" table:default-cell-style-name="ce77"/>
        <table:table-column table:style-name="co106" table:default-cell-style-name="ce77"/>
        <table:table-column table:style-name="co118" table:default-cell-style-name="ce77"/>
        <table:table-column table:style-name="co98" table:default-cell-style-name="ce77"/>
        <table:table-column table:style-name="co119" table:default-cell-style-name="ce77"/>
        <table:table-column table:style-name="co120" table:default-cell-style-name="ce77"/>
        <table:table-column table:style-name="co121" table:default-cell-style-name="ce101"/>
        <table:table-column table:style-name="co122" table:default-cell-style-name="ce101"/>
        <table:table-column table:style-name="co123" table:default-cell-style-name="ce77"/>
        <table:table-column table:style-name="co104" table:default-cell-style-name="ce74"/>
        <table:table-column table:style-name="co124" table:default-cell-style-name="ce77"/>
        <table:table-column table:style-name="co10" table:default-cell-style-name="ce77"/>
        <table:table-column table:style-name="co125" table:default-cell-style-name="ce77"/>
        <table:table-column table:style-name="co126" table:default-cell-style-name="ce77"/>
        <table:table-column table:style-name="co125" table:default-cell-style-name="ce77"/>
        <table:table-column table:style-name="co126" table:default-cell-style-name="ce77"/>
        <table:table-column table:style-name="co10" table:number-columns-repeated="995" table:default-cell-style-name="ce91"/>
        <table:table-row table:style-name="ro1">
          <table:table-cell table:style-name="ce66" office:value-type="string" calcext:value-type="string">
            <text:p>Skill Name</text:p>
          </table:table-cell>
          <table:table-cell table:style-name="ce78" office:value-type="string" calcext:value-type="string" table:number-columns-spanned="2" table:number-rows-spanned="1">
            <text:p>Any Mod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Team Fight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TEAM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PUSH_TOWER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ATTACK</text:p>
          </table:table-cell>
          <table:covered-table-cell table:style-name="ce104"/>
          <table:table-cell table:style-name="ce78" office:value-type="string" calcext:value-type="string" table:number-columns-spanned="2" table:number-rows-spanned="1">
            <text:p>BOT_MODE_LANING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BOT_MODE_ROSHAN 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FAR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DEFEND_TOWER</text:p>
          </table:table-cell>
          <table:covered-table-cell table:style-name="ce106"/>
          <table:table-cell table:style-name="ce104" office:value-type="string" calcext:value-type="string" table:number-columns-spanned="2" table:number-rows-spanned="1">
            <text:p>BOT_MODE_DEFEND_ALLY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RETREAT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EVASIVE_MANEUVERS </text:p>
          </table:table-cell>
          <table:covered-table-cell table:style-name="ce104"/>
          <table:table-cell table:number-columns-repeated="995"/>
        </table:table-row>
        <table:table-row table:style-name="ro1">
          <table:table-cell table:style-name="ce72" office:value-type="string" calcext:value-type="string">
            <text:p>chaos_knight_chaos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chaos_knight_phantasm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chaos_knight_reality_rift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69" office:value-type="string" calcext:value-type="string">
            <text:p>crystal_maiden_crystal_nova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crystal_maiden_freezing_field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0" table:number-columns-repeated="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crystal_maiden_frostbit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frost_arrows 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trueshot </text:p>
          </table:table-cell>
          <table:table-cell table:style-name="ce74" table:number-columns-repeated="2"/>
          <table:table-cell table:style-name="ce74" office:value-type="string" calcext:value-type="string">
            <text:p>three_and_more_ally_creep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three_and_more_ally_creeps_ao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three_and_more_ally_creeps_aoe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wave_of_silence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table:number-columns-repeated="2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1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blin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ourier</text:p>
          </table:table-cell>
          <table:table-cell table:style-name="ce105" office:value-type="string" calcext:value-type="string">
            <text:p>always_self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table:number-columns-repeated="2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1" table:number-columns-repeated="7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yclon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glimmer_cap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2" office:value-type="string" calcext:value-type="string">
            <text:p>item_lotus_orb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sheepstick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blade_fury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aoe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_aoe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three_and_more_enemy_creeps_aoe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healing_ward 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table:number-columns-repeated="2"/>
          <table:table-cell table:style-name="ce87" office:value-type="string" calcext:value-type="string">
            <text:p>low_hp_ally_hero</text:p>
          </table:table-cell>
          <table:table-cell table:style-name="ce87" table:number-columns-repeated="5"/>
          <table:table-cell table:style-name="ce81" table:number-columns-repeated="4"/>
          <table:table-cell table:style-name="ce100" table:number-columns-repeated="2"/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omni_slas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chain_frost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/>
          <table:table-cell table:style-name="ce86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3"/>
          <table:table-cell table:style-name="ce82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dark_ritual</text:p>
          </table:table-cell>
          <table:table-cell table:style-name="ce74" office:value-type="string" calcext:value-type="string">
            <text:p>low_hp_ally_creep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armor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nova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lion_finger_of_deat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lion_impal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lion_mana_drain</text:p>
          </table:table-cell>
          <table:table-cell table:style-name="ce74" table:number-columns-repeated="4"/>
          <table:table-cell table:style-name="ce87" table:number-columns-repeated="4"/>
          <table:table-cell table:style-name="ce86" table:number-columns-repeated="2"/>
          <table:table-cell table:style-name="ce87" office:value-type="string" calcext:value-type="string">
            <text:p>use_on_attack_enemy_with_mana_when_low_mp</text:p>
          </table:table-cell>
          <table:table-cell table:style-name="ce86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100" office:value-type="string" calcext:value-type="string">
            <text:p>use_on_attack_enemy_with_mana_when_low_mp</text:p>
          </table:table-cell>
          <table:table-cell table:style-name="ce100" office:value-type="float" office:value="70" calcext:value-type="float">
            <text:p>70</text:p>
          </table:table-cell>
          <table:table-cell table:style-name="ce81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lion_voodoo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phantom_strike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stifling_dagger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last_hit_enemy_creep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doppelwal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phantom_edge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spirit_lanc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ether_shock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mass_serpent_ward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table:number-columns-repeated="4"/>
          <table:table-cell table:style-name="ce87" office:value-type="string" calcext:value-type="string">
            <text:p>attacked_enemy_building</text:p>
          </table:table-cell>
          <table:table-cell table:style-name="ce86" office:value-type="float" office:value="90" calcext:value-type="float">
            <text:p>9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/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shackle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0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voodoo 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skeleton_king_hellfire_blas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niper_assassinat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sniper_shrapne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three_and_more_enemy_creeps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30" calcext:value-type="float">
            <text:p>3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ven_gods_strength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sven_storm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sven_warcry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earthshock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/>
          <table:table-cell table:style-name="ce100" table:number-columns-repeated="2"/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ursa_enrage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overpower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fatal_bonds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rain_of_chaos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/>
          <table:table-cell table:style-name="ce86"/>
          <table:table-cell table:style-name="ce87"/>
          <table:table-cell table:style-name="ce86"/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20" calcext:value-type="float">
            <text:p>2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shadow_word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5" calcext:value-type="float">
            <text:p>75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upheava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40" calcext:value-type="float">
            <text:p>4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2" office:value-type="string" calcext:value-type="string">
            <text:p>item_tango</text:p>
          </table:table-cell>
          <table:table-cell table:style-name="ce74" office:value-type="string" calcext:value-type="string">
            <text:p>half_hp_tr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larity</text:p>
          </table:table-cell>
          <table:table-cell table:style-name="ce74" office:value-type="string" calcext:value-type="string">
            <text:p>low_m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stic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wand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<text:s text:c="2"/>item_black_king_bar</text:p>
          </table:table-cell>
          <table:table-cell table:style-name="ce74" table:number-columns-repeated="2"/>
          <table:table-cell table:style-name="ce74" office:value-type="string" calcext:value-type="string">
            <text:p>half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 office:value-type="string" calcext:value-type="string">
            <text:p>half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2"/>
          <table:table-cell table:style-name="ce81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butterfly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satanic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diffu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abys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<text:s text:c="2"/>item_hurricane_pike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flas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hees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3" table:default-cell-style-name="ce135"/>
        <table:table-column table:style-name="co108" table:default-cell-style-name="ce135"/>
        <table:table-column table:style-name="co109" table:default-cell-style-name="ce135"/>
        <table:table-column table:style-name="co110" table:default-cell-style-name="ce135"/>
        <table:table-column table:style-name="co111" table:default-cell-style-name="ce135"/>
        <table:table-column table:style-name="co112" table:default-cell-style-name="ce135"/>
        <table:table-column table:style-name="co113" table:default-cell-style-name="ce135"/>
        <table:table-column table:style-name="co114" table:default-cell-style-name="ce135"/>
        <table:table-column table:style-name="co115" table:default-cell-style-name="ce170"/>
        <table:table-column table:style-name="co116" table:default-cell-style-name="ce170"/>
        <table:table-column table:style-name="co117" table:default-cell-style-name="ce170"/>
        <table:table-column table:style-name="co127" table:default-cell-style-name="ce170"/>
        <table:table-column table:style-name="co10" table:number-columns-repeated="999" table:default-cell-style-name="ce170"/>
        <table:table-row table:style-name="ro1">
          <table:table-cell table:style-name="ce164" office:value-type="string" calcext:value-type="string">
            <text:p>Algorithm</text:p>
          </table:table-cell>
          <table:table-cell table:style-name="ce166" office:value-type="string" calcext:value-type="string">
            <text:p>BOT_MODE_ROAM</text:p>
          </table:table-cell>
          <table:table-cell table:style-name="ce166" office:value-type="string" calcext:value-type="string">
            <text:p>BOT_MODE_TEAM_ROAM</text:p>
          </table:table-cell>
          <table:table-cell table:style-name="ce166" office:value-type="string" calcext:value-type="string">
            <text:p>BOT_MODE_PUSH_TOWER</text:p>
          </table:table-cell>
          <table:table-cell table:style-name="ce169" office:value-type="string" calcext:value-type="string">
            <text:p>BOT_MODE_ATTACK</text:p>
          </table:table-cell>
          <table:table-cell table:style-name="ce169" office:value-type="string" calcext:value-type="string">
            <text:p>BOT_MODE_NONE</text:p>
          </table:table-cell>
          <table:table-cell table:style-name="ce136" office:value-type="string" calcext:value-type="string">
            <text:p>BOT_MODE_LANING</text:p>
          </table:table-cell>
          <table:table-cell table:style-name="ce136" office:value-type="string" calcext:value-type="string">
            <text:p>BOT_MODE_ROSHAN </text:p>
          </table:table-cell>
          <table:table-cell table:style-name="ce166" office:value-type="string" calcext:value-type="string">
            <text:p>BOT_MODE_FARM</text:p>
          </table:table-cell>
          <table:table-cell table:style-name="ce166" office:value-type="string" calcext:value-type="string">
            <text:p>BOT_MODE_DEFEND_TOWER</text:p>
          </table:table-cell>
          <table:table-cell table:style-name="ce166" office:value-type="string" calcext:value-type="string">
            <text:p>BOT_MODE_RETREAT</text:p>
          </table:table-cell>
          <table:table-cell table:style-name="ce166" office:value-type="string" calcext:value-type="string">
            <text:p>BOT_MODE_DEFEND_ALLY</text:p>
          </table:table-cell>
          <table:table-cell table:style-name="ce150"/>
          <table:table-cell table:style-name="ce171" table:number-columns-repeated="998"/>
        </table:table-row>
        <table:table-row table:style-name="ro1">
          <table:table-cell table:style-name="ce126" office:value-type="string" calcext:value-type="string">
            <text:p>attacking_enemy_creep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15" calcext:value-type="float">
            <text:p>1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office:value-type="float" office:value="25" calcext:value-type="float">
            <text:p>2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6" office:value-type="string" calcext:value-type="string">
            <text:p>attacking_enemy_hero</text:p>
          </table:table-cell>
          <table:table-cell table:number-columns-repeated="2" table:style-name="ce145" office:value-type="float" office:value="50" calcext:value-type="float">
            <text:p>50</text:p>
          </table:table-cell>
          <table:table-cell table:number-columns-repeated="3" table:style-name="ce145" office:value-type="float" office:value="65" calcext:value-type="float">
            <text:p>65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75" calcext:value-type="float">
            <text:p>7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6" office:value-type="string" calcext:value-type="string">
            <text:p>last_hit_enemy_creep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60" calcext:value-type="float">
            <text:p>60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50" calcext:value-type="float">
            <text:p>5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low_hp_enemy_building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80" calcext:value-type="float">
            <text:p>80</text:p>
          </table:table-cell>
          <table:table-cell table:number-columns-repeated="6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low_hp_enemy_hero</text:p>
          </table:table-cell>
          <table:table-cell table:number-columns-repeated="5" table:style-name="ce145" office:value-type="float" office:value="90" calcext:value-type="float">
            <text:p>90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90" calcext:value-type="float">
            <text:p>90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ax_hp_enemy_creep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10" calcext:value-type="float">
            <text:p>10</text:p>
          </table:table-cell>
          <table:table-cell table:style-name="ce145" office:value-type="float" office:value="15" calcext:value-type="float">
            <text:p>1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40" calcext:value-type="float">
            <text:p>40</text:p>
          </table:table-cell>
          <table:table-cell table:style-name="ce139" office:value-type="float" office:value="10" calcext:value-type="float">
            <text:p>1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ax_hp_neutral_creep</text:p>
          </table:table-cell>
          <table:table-cell table:number-columns-repeated="3"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10" calcext:value-type="float">
            <text:p>1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60" calcext:value-type="float">
            <text:p>60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ax_kills_enemy_hero</text:p>
          </table:table-cell>
          <table:table-cell table:number-columns-repeated="5" table:style-name="ce145" office:value-type="float" office:value="85" calcext:value-type="float">
            <text:p>85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in_hp_enemy_building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70" calcext:value-type="float">
            <text:p>70</text:p>
          </table:table-cell>
          <table:table-cell table:number-columns-repeated="6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6" office:value-type="string" calcext:value-type="string">
            <text:p>assist_ally_hero</text:p>
          </table:table-cell>
          <table:table-cell table:number-columns-repeated="5" table:style-name="ce145" office:value-type="float" office:value="87" calcext:value-type="float">
            <text:p>87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87" calcext:value-type="float">
            <text:p>8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87" calcext:value-type="float">
            <text:p>87</text:p>
          </table:table-cell>
          <table:table-cell table:number-columns-repeated="999"/>
        </table:table-row>
        <table:table-row table:style-name="ro1" table:number-rows-repeated="34">
          <table:table-cell table:style-name="ce126"/>
          <table:table-cell table:style-name="ce145" table:number-columns-repeated="5"/>
          <table:table-cell table:style-name="ce139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35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23"/>
        <table:table-column table:style-name="co66" table:default-cell-style-name="ce123"/>
        <table:table-column table:style-name="co67" table:default-cell-style-name="ce123"/>
        <table:table-column table:style-name="co68" table:default-cell-style-name="ce123"/>
        <table:table-column table:style-name="co69" table:default-cell-style-name="ce123"/>
        <table:table-column table:style-name="co70" table:default-cell-style-name="ce123"/>
        <table:table-column table:style-name="co71" table:default-cell-style-name="ce123"/>
        <table:table-column table:style-name="co72" table:default-cell-style-name="ce123"/>
        <table:table-column table:style-name="co73" table:default-cell-style-name="ce123"/>
        <table:table-column table:style-name="co74" table:default-cell-style-name="ce123"/>
        <table:table-column table:style-name="co75" table:default-cell-style-name="ce123"/>
        <table:table-column table:style-name="co76" table:default-cell-style-name="ce123"/>
        <table:table-column table:style-name="co77" table:default-cell-style-name="ce123"/>
        <table:table-column table:style-name="co78" table:default-cell-style-name="ce123"/>
        <table:table-column table:style-name="co79" table:default-cell-style-name="ce123"/>
        <table:table-column table:style-name="co80" table:default-cell-style-name="ce123"/>
        <table:table-column table:style-name="co10" table:number-columns-repeated="1007" table:default-cell-style-name="ce154"/>
        <table:table-row table:style-name="ro1">
          <table:table-cell table:style-name="ce148" office:value-type="string" calcext:value-type="string">
            <text:p>Algorithm</text:p>
          </table:table-cell>
          <table:table-cell table:style-name="ce156" office:value-type="string" calcext:value-type="string" table:number-columns-spanned="2" table:number-rows-spanned="1">
            <text:p>Push TOP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Push MID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Push BOT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Roam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TOP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MID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BOT desire</text:p>
          </table:table-cell>
          <table:covered-table-cell table:style-name="ce148"/>
          <table:table-cell table:style-name="ce148" office:value-type="string" calcext:value-type="string">
            <text:p>Roshan desire</text:p>
          </table:table-cell>
          <table:table-cell table:style-name="ce155" table:number-columns-repeated="1007"/>
        </table:table-row>
        <table:table-row table:style-name="ro1">
          <table:table-cell table:style-name="ce117" office:value-type="string" calcext:value-type="string">
            <text:p>all_enemy_team_dead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0" calcext:value-type="float">
            <text:p>-100</text:p>
          </table:table-cell>
          <table:table-cell table:style-name="ce133" office:value-type="float" office:value="0" calcext:value-type="float">
            <text:p>0</text:p>
          </table:table-cell>
          <table:table-cell table:style-name="ce127" office:value-type="float" office:value="-20" calcext:value-type="float">
            <text:p>-2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20" calcext:value-type="float">
            <text:p>-2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20" calcext:value-type="float">
            <text:p>-20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ally_has_aegis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ally_has_cheese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ally_mega_creeps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enemy_hero_was_seen</text:p>
          </table:table-cell>
          <table:table-cell table:number-columns-repeated="7" table:style-name="ce133" office:value-type="float" office:value="0" calcext:value-type="float">
            <text:p>0</text:p>
          </table:table-cell>
          <table:table-cell table:style-name="ce133" office:value-type="float" office:value="-100" calcext:value-type="float">
            <text:p>-10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is_night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max_kills_ally_hero_alive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20" calcext:value-type="float">
            <text:p>-2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ax_kills_enemy_hero_alive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alive_then_enemy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on_bot_then_enemy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5" table:style-name="ce127" office:value-type="float" office:value="0" calcext:value-type="float">
            <text:p>0</text:p>
          </table:table-cell>
          <table:table-cell table:style-name="ce127" office:value-type="float" office:value="20" calcext:value-type="float">
            <text:p>2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on_mid_then_enemy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20" calcext:value-type="float">
            <text:p>2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on_top_then_enemy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20" calcext:value-type="float">
            <text:p>2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no_enemy_heroes_on_bot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no_enemy_heroes_on_mid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5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no_enemy_heroes_on_top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7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ime_is_more_3_minutes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is_bot_building_focused_by_enemies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65" calcext:value-type="float">
            <text:p>65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is_mid_building_focused_by_enemies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65" calcext:value-type="float">
            <text:p>65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is_top_building_focused_by_enemies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style-name="ce127" office:value-type="float" office:value="65" calcext:value-type="float">
            <text:p>65</text:p>
          </table:table-cell>
          <table:table-cell table:number-columns-repeated="5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hree_enemy_heroes_on_bot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60" calcext:value-type="float">
            <text:p>60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hree_enemy_heroes_on_mid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60" calcext:value-type="float">
            <text:p>6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hree_enemy_heroes_on_top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style-name="ce127" office:value-type="float" office:value="60" calcext:value-type="float">
            <text:p>60</text:p>
          </table:table-cell>
          <table:table-cell table:number-columns-repeated="5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51"/>
        <table:table-column table:style-name="co66" table:default-cell-style-name="ce151"/>
        <table:table-column table:style-name="co67" table:default-cell-style-name="ce151"/>
        <table:table-column table:style-name="co68" table:default-cell-style-name="ce151"/>
        <table:table-column table:style-name="co69" table:default-cell-style-name="ce151"/>
        <table:table-column table:style-name="co81" table:default-cell-style-name="ce151"/>
        <table:table-column table:style-name="co82" table:default-cell-style-name="ce151"/>
        <table:table-column table:style-name="co83" table:default-cell-style-name="ce151"/>
        <table:table-column table:style-name="co84" table:default-cell-style-name="ce151"/>
        <table:table-column table:style-name="co67" table:default-cell-style-name="ce151"/>
        <table:table-column table:style-name="co69" table:default-cell-style-name="ce151"/>
        <table:table-column table:style-name="co85" table:default-cell-style-name="ce151"/>
        <table:table-column table:style-name="co69" table:default-cell-style-name="ce151"/>
        <table:table-column table:style-name="co81" table:default-cell-style-name="ce151"/>
        <table:table-column table:style-name="co86" table:default-cell-style-name="ce151"/>
        <table:table-column table:style-name="co87" table:default-cell-style-name="ce151"/>
        <table:table-column table:style-name="co2" table:default-cell-style-name="ce151"/>
        <table:table-column table:style-name="co66" table:default-cell-style-name="ce151"/>
        <table:table-column table:style-name="co67" table:default-cell-style-name="ce151"/>
        <table:table-column table:style-name="co68" table:default-cell-style-name="ce151"/>
        <table:table-column table:style-name="co69" table:default-cell-style-name="ce151"/>
        <table:table-column table:style-name="co81" table:default-cell-style-name="ce151"/>
        <table:table-column table:style-name="co82" table:default-cell-style-name="ce151"/>
        <table:table-column table:style-name="co87" table:default-cell-style-name="ce151"/>
        <table:table-column table:style-name="co2" table:default-cell-style-name="ce151"/>
        <table:table-column table:style-name="co10" table:number-columns-repeated="999" table:default-cell-style-name="ce190"/>
        <table:table-row table:style-name="ro1">
          <table:table-cell table:style-name="ce184" office:value-type="string" calcext:value-type="string">
            <text:p>Algorithm</text:p>
          </table:table-cell>
          <table:table-cell table:style-name="ce192" office:value-type="string" calcext:value-type="string" table:number-columns-spanned="2" table:number-rows-spanned="1">
            <text:p>Push TOP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Push MID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Push BOT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Retreat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Roam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Attack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Evasive maneuvers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Laning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Defend TOP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Defend MID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Defend BOT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Farm desire</text:p>
          </table:table-cell>
          <table:covered-table-cell table:style-name="ce184"/>
          <table:table-cell table:style-name="ce191" table:number-columns-repeated="999"/>
        </table:table-row>
        <table:table-row table:style-name="ro1">
          <table:table-cell table:style-name="ce143" office:value-type="string" calcext:value-type="string">
            <text:p>has_buyback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5" calcext:value-type="float">
            <text:p>-5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5" calcext:value-type="float">
            <text:p>-5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2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has_level_six</text:p>
          </table:table-cell>
          <table:table-cell table:number-columns-repeated="6"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4"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158" office:value-type="float" office:value="25" calcext:value-type="float">
            <text:p>25</text:p>
          </table:table-cell>
          <table:table-cell table:style-name="ce158" office:value-type="float" office:value="50" calcext:value-type="float">
            <text:p>50</text:p>
          </table:table-cell>
          <table:table-cell table:number-columns-repeated="6" table:style-name="ce158" office:value-type="float" office:value="0" calcext:value-type="float">
            <text:p>0</text:p>
          </table:table-cell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-20" calcext:value-type="float">
            <text:p>-2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has_low_hp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style-name="ce158" office:value-type="float" office:value="85" calcext:value-type="float">
            <text:p>85</text:p>
          </table:table-cell>
          <table:table-cell table:style-name="ce158" office:value-type="float" office:value="0" calcext:value-type="float">
            <text:p>0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158" office:value-type="float" office:value="-25" calcext:value-type="float">
            <text:p>-25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30" calcext:value-type="float">
            <text:p>-3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30" calcext:value-type="float">
            <text:p>-3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30" calcext:value-type="float">
            <text:p>-3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50" calcext:value-type="float">
            <text:p>-50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has_not_full_hp_mp_and_near_fountain</text:p>
          </table:table-cell>
          <table:table-cell table:style-name="ce165" office:value-type="float" office:value="-10" calcext:value-type="float">
            <text:p>-1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10" calcext:value-type="float">
            <text:p>-1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10" calcext:value-type="float">
            <text:p>-10</text:p>
          </table:table-cell>
          <table:table-cell table:style-name="ce165" office:value-type="float" office:value="0" calcext:value-type="float">
            <text:p>0</text:p>
          </table:table-cell>
          <table:table-cell table:style-name="ce158" office:value-type="float" office:value="76" calcext:value-type="float">
            <text:p>76</text:p>
          </table:table-cell>
          <table:table-cell table:style-name="ce158" office:value-type="float" office:value="0" calcext:value-type="float">
            <text:p>0</text:p>
          </table:table-cell>
          <table:table-cell table:style-name="ce165" office:value-type="float" office:value="-10" calcext:value-type="float">
            <text:p>-1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number-columns-repeated="4" table:style-name="ce158" office:value-type="float" office:value="0" calcext:value-type="float">
            <text:p>0</text:p>
          </table:table-cell>
          <table:table-cell table:style-name="ce158" office:value-type="float" office:value="-10" calcext:value-type="float">
            <text:p>-1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10" calcext:value-type="float">
            <text:p>-1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10" calcext:value-type="float">
            <text:p>-10</text:p>
          </table:table-cell>
          <table:table-cell table:number-columns-repeated="3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3" office:value-type="string" calcext:value-type="string">
            <text:p>has_tp_scroll_or_travel_boots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-5" calcext:value-type="float">
            <text:p>-5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-10" calcext:value-type="float">
            <text:p>-1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4" table:style-name="ce158" office:value-type="float" office:value="0" calcext:value-type="float">
            <text:p>0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-5" calcext:value-type="float">
            <text:p>-5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-5" calcext:value-type="float">
            <text:p>-5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-5" calcext:value-type="float">
            <text:p>-5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is_focused_by_enemies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165" office:value-type="float" office:value="-10" calcext:value-type="float">
            <text:p>-1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style-name="ce158" office:value-type="float" office:value="76" calcext:value-type="float">
            <text:p>76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25" calcext:value-type="float">
            <text:p>-25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30" calcext:value-type="float">
            <text:p>-3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30" calcext:value-type="float">
            <text:p>-3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30" calcext:value-type="float">
            <text:p>-3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30" calcext:value-type="float">
            <text:p>-30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is_shrine_healing_and_enemies_near</text:p>
          </table:table-cell>
          <table:table-cell table:number-columns-repeated="6" table:style-name="ce165" office:value-type="float" office:value="0" calcext:value-type="float">
            <text:p>0</text:p>
          </table:table-cell>
          <table:table-cell table:style-name="ce159" office:value-type="float" office:value="-85" calcext:value-type="float">
            <text:p>-85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4" table:style-name="ce165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number-columns-repeated="7" table:style-name="ce158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is_shrine_healing_and_no_enemy</text:p>
          </table:table-cell>
          <table:table-cell table:number-columns-repeated="6" table:style-name="ce165" office:value-type="float" office:value="0" calcext:value-type="float">
            <text:p>0</text:p>
          </table:table-cell>
          <table:table-cell table:style-name="ce158" office:value-type="float" office:value="76" calcext:value-type="float">
            <text:p>76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12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is_one_weaker_enemy_hero_near</text:p>
          </table:table-cell>
          <table:table-cell table:number-columns-repeated="6"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5" office:value-type="float" office:value="60" calcext:value-type="float">
            <text:p>60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12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player_on_bot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4" table:style-name="ce165" office:value-type="float" office:value="0" calcext:value-type="float">
            <text:p>0</text:p>
          </table:table-cell>
          <table:table-cell table:number-columns-repeated="4" table:style-name="ce158" office:value-type="float" office:value="0" calcext:value-type="float">
            <text:p>0</text:p>
          </table:table-cell>
          <table:table-cell table:style-name="ce158" office:value-type="float" office:value="-5" calcext:value-type="float">
            <text:p>-5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5" calcext:value-type="float">
            <text:p>-5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5" calcext:value-type="float">
            <text:p>5</text:p>
          </table:table-cell>
          <table:table-cell table:number-columns-repeated="3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player_on_mid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4" table:style-name="ce165" office:value-type="float" office:value="0" calcext:value-type="float">
            <text:p>0</text:p>
          </table:table-cell>
          <table:table-cell table:number-columns-repeated="4" table:style-name="ce158" office:value-type="float" office:value="0" calcext:value-type="float">
            <text:p>0</text:p>
          </table:table-cell>
          <table:table-cell table:style-name="ce158" office:value-type="float" office:value="-5" calcext:value-type="float">
            <text:p>-5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5" calcext:value-type="float">
            <text:p>-5</text:p>
          </table:table-cell>
          <table:table-cell table:number-columns-repeated="3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player_on_top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4" table:style-name="ce165" office:value-type="float" office:value="0" calcext:value-type="float">
            <text:p>0</text:p>
          </table:table-cell>
          <table:table-cell table:number-columns-repeated="4" table:style-name="ce158" office:value-type="float" office:value="0" calcext:value-type="float">
            <text:p>0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5" calcext:value-type="float">
            <text:p>-5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5" calcext:value-type="float">
            <text:p>-5</text:p>
          </table:table-cell>
          <table:table-cell table:number-columns-repeated="3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roam_target_is_near</text:p>
          </table:table-cell>
          <table:table-cell table:number-columns-repeated="6"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-50" calcext:value-type="float">
            <text:p>-5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2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ally_hero_is_near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-5" calcext:value-type="float">
            <text:p>-5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-20" calcext:value-type="float">
            <text:p>-2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-15" calcext:value-type="float">
            <text:p>-15</text:p>
          </table:table-cell>
          <table:table-cell table:number-columns-repeated="12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has_high_damage_and_health</text:p>
          </table:table-cell>
          <table:table-cell table:number-columns-repeated="6"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4"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158" office:value-type="float" office:value="-25" calcext:value-type="float">
            <text:p>-25</text:p>
          </table:table-cell>
          <table:table-cell table:number-columns-repeated="7" table:style-name="ce158" office:value-type="float" office:value="0" calcext:value-type="float">
            <text:p>0</text:p>
          </table:table-cell>
          <table:table-cell table:style-name="ce158" office:value-type="float" office:value="50" calcext:value-type="float">
            <text:p>50</text:p>
          </table:table-cell>
          <table:table-cell table:style-name="ce158" office:value-type="float" office:value="-50" calcext:value-type="float">
            <text:p>-50</text:p>
          </table:table-cell>
          <table:table-cell table:number-columns-repeated="99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/00/0000</text:date>, <text:time style:data-style-name="N2" text:time-value="11:30:52.774307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25T11:39:35.292092910</dc:date>
    <meta:editing-duration>P2DT2H16M6S</meta:editing-duration>
    <meta:editing-cycles>2049</meta:editing-cycles>
    <meta:document-statistic meta:table-count="9" meta:cell-count="2673" meta:object-count="0"/>
  </office:meta>
</office:document-meta>
</file>